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C14FABE0C16EF732E2.png" manifest:media-type="image/png"/>
  <manifest:file-entry manifest:full-path="Pictures/1000000000000309000001FE10F14641DCE8806E.png" manifest:media-type="image/png"/>
  <manifest:file-entry manifest:full-path="Pictures/1000000000000339000001A8FB1915CC5BD295D8.png" manifest:media-type="image/png"/>
  <manifest:file-entry manifest:full-path="Pictures/100000000000032F0000016ADE3B356EB652310B.png" manifest:media-type="image/png"/>
  <manifest:file-entry manifest:full-path="Pictures/100000000000034E00000262FD29726162A74667.png" manifest:media-type="image/png"/>
  <manifest:file-entry manifest:full-path="Pictures/10000000000002E7000001EABEC3C1E33288D6DC.png" manifest:media-type="image/png"/>
  <manifest:file-entry manifest:full-path="Pictures/100000000000033800000263010A8286A9CAFE74.png" manifest:media-type="image/png"/>
  <manifest:file-entry manifest:full-path="Pictures/100000000000032B00000193CBA84691DD76832E.png" manifest:media-type="image/png"/>
  <manifest:file-entry manifest:full-path="Pictures/10000000000002F10000023ED05104BA35A26D9D.png" manifest:media-type="image/png"/>
  <manifest:file-entry manifest:full-path="Pictures/100000000000034E0000018CC014F3349A58DB7C.png" manifest:media-type="image/png"/>
  <manifest:file-entry manifest:full-path="Pictures/10000000000003390000020A743086D709ECAAA6.png" manifest:media-type="image/png"/>
  <manifest:file-entry manifest:full-path="Pictures/10000000000003480000024C5F8816DAA201BC17.png" manifest:media-type="image/png"/>
  <manifest:file-entry manifest:full-path="Pictures/10000000000003400000026AE150DEA79C9B1D40.png" manifest:media-type="image/png"/>
  <manifest:file-entry manifest:full-path="Pictures/100000000000032200000240F4FD009F3EE7DAB9.png" manifest:media-type="image/png"/>
  <manifest:file-entry manifest:full-path="Pictures/100000000000033700000200DAA26F8A712DEF8D.png" manifest:media-type="image/png"/>
  <manifest:file-entry manifest:full-path="Pictures/1000000000000328000001FDD66479CB06663B99.png" manifest:media-type="image/png"/>
  <manifest:file-entry manifest:full-path="Pictures/100000000000032D0000022F12AAE5C8C76109B1.png" manifest:media-type="image/png"/>
  <manifest:file-entry manifest:full-path="Pictures/100000000000030E0000018C20AF0D929596953C.png" manifest:media-type="image/png"/>
  <manifest:file-entry manifest:full-path="Pictures/100000000000031E000001C3FE4035391356165C.png" manifest:media-type="image/png"/>
  <manifest:file-entry manifest:full-path="Pictures/100000000000033D0000022C3E2703C7233450AC.png" manifest:media-type="image/png"/>
  <manifest:file-entry manifest:full-path="Pictures/10000000000003340000023FA1CE817C9D55C762.png" manifest:media-type="image/png"/>
  <manifest:file-entry manifest:full-path="Pictures/100000000000032F000000E5FCA99251375E2A8C.png" manifest:media-type="image/png"/>
  <manifest:file-entry manifest:full-path="Pictures/100000000000033F0000024193CBDDF718EB5494.png" manifest:media-type="image/png"/>
  <manifest:file-entry manifest:full-path="Pictures/1000000000000351000001FDB940B88A2B37AF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letter-spacing="normal" fo:background-color="#ffffff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4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8" style:family="text">
      <style:text-properties fo:font-variant="normal" fo:text-transform="none" fo:color="#858585" fo:letter-spacing="normal" fo:background-color="#ffffff" loext:char-shading-value="0" style:font-name-asian="apple-system" style:font-size-asian="10.5pt" style:font-style-asian="normal" style:font-weight-asian="normal" loext:padding="0in" loext:border="none"/>
    </style:style>
    <style:style style:name="T9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transparent" loext:char-shading-value="0" style:font-name-asian="Microsoft YaHei" style:font-size-asian="10.5pt" style:font-style-asian="normal" style:font-weight-asian="normal" loext:padding="0in" loext:border="none"/>
    </style:style>
    <style:style style:name="fr1" style:family="graphic" style:parent-style-name="Graphics">
      <style:graphic-properties fo:margin-left="0in" fo:margin-right="0in" fo:margin-top="0.25in" fo:margin-bottom="0.25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.25in" fo:margin-bottom="0.25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.25in" fo:margin-bottom="0.25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MTK TP </text:span><text:span text:style-name="T3">驱动分析</text:span></text:h>
      <text:p text:style-name="P4"><text:span text:style-name="T5">2018</text:span><text:span text:style-name="T7">年</text:span><text:span text:style-name="T5">01</text:span><text:span text:style-name="T7">月</text:span><text:span text:style-name="T5">19</text:span><text:span text:style-name="T7">日 </text:span><text:span text:style-name="T5">10:15:38</text:span><text:span text:style-name="T6"> </text:span><text:a xlink:type="simple" xlink:href="https://me.csdn.net/yuewen2008" office:target-frame-name="_blank" xlink:show="new" text:style-name="Internet_20_link" text:visited-style-name="Visited_20_Internet_20_Link"><text:span text:style-name="T9">记事本</text:span></text:a><text:span text:style-name="T8"> </text:span><text:span text:style-name="T7">阅读数 </text:span><text:span text:style-name="T5">442</text:span></text:p>
      <text:section text:style-name="Sect1" text:name="article_content">
        <text:p text:style-name="P2"/>
        <text:section text:style-name="Sect1" text:name="content_views">
          <text:p text:style-name="P3"><text:span text:style-name="T2">MTK TP </text:span><text:span text:style-name="T4">驱动分析</text:span><text:span text:style-name="T2"><text:line-break/></text:span><text:span text:style-name="T2"><draw:frame draw:style-name="fr1" draw:name="Image1" text:anchor-type="as-char" svg:width="7.4807in" svg:height="5.2457in" draw:z-index="0"><draw:image xlink:href="Pictures/10000000000003340000023FA1CE817C9D55C762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2" text:anchor-type="as-char" svg:width="7.4091in" svg:height="4.8862in" draw:z-index="1"><draw:image xlink:href="Pictures/10000000000002E7000001EABEC3C1E33288D6DC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3" text:anchor-type="as-char" svg:width="7.4807in" svg:height="5.702in" draw:z-index="2"><draw:image xlink:href="Pictures/10000000000002F10000023ED05104BA35A26D9D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4" text:anchor-type="as-char" svg:width="7.4807in" svg:height="3.8445in" draw:z-index="3"><draw:image xlink:href="Pictures/1000000000000339000001A8FB1915CC5BD295D8.png" xlink:type="simple" xlink:show="embed" xlink:actuate="onLoad"/><svg:title>这里写图片描述</svg:title></draw:frame></text:span><text:span text:style-name="T2"><text:line-break/></text:span><text:span text:style-name="T2"><draw:frame draw:style-name="fr1" draw:name="Image5" text:anchor-type="as-char" svg:width="7.4807in" svg:height="5.1945in" draw:z-index="4"><draw:image xlink:href="Pictures/100000000000033F0000024193CBDDF718EB5494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6" text:anchor-type="as-char" svg:width="7.4807in" svg:height="5.3937in" draw:z-index="5"><draw:image xlink:href="Pictures/100000000000034E00000262FD29726162A74667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7" text:anchor-type="as-char" svg:width="7.4807in" svg:height="4.0909in" draw:z-index="6"><draw:image xlink:href="Pictures/1000000000000335000001C14FABE0C16EF732E2.png" xlink:type="simple" xlink:show="embed" xlink:actuate="onLoad"/></draw:frame></text:span><text:span text:style-name="T2"><text:line-break/></text:span><text:soft-page-break/><text:span text:style-name="T2"><draw:frame draw:style-name="fr1" draw:name="Image8" text:anchor-type="as-char" svg:width="7.4807in" svg:height="5.5472in" draw:z-index="7"><draw:image xlink:href="Pictures/100000000000033800000263010A8286A9CAFE74.png" xlink:type="simple" xlink:show="embed" xlink:actuate="onLoad"/><svg:title>这里写图片描述</svg:title></draw:frame></text:span><text:span text:style-name="T2"><text:line-break/></text:span><text:span text:style-name="T2"><draw:frame draw:style-name="fr1" draw:name="Image9" text:anchor-type="as-char" svg:width="7.4063in" svg:height="3.2898in" draw:z-index="8"><draw:image xlink:href="Pictures/100000000000032F0000016ADE3B356EB652310B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10" text:anchor-type="as-char" svg:width="7.4807in" svg:height="4.9098in" draw:z-index="9"><draw:image xlink:href="Pictures/1000000000000309000001FE10F14641DCE8806E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2" draw:name="Image11" text:anchor-type="as-char" svg:y="-9.1063in" svg:width="7.4807in" svg:height="5.2362in" draw:z-index="10"><draw:image xlink:href="Pictures/10000000000003480000024C5F8816DAA201BC17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12" text:anchor-type="as-char" svg:width="7.3807in" svg:height="5.3008in" draw:z-index="11"><draw:image xlink:href="Pictures/100000000000032200000240F4FD009F3EE7DAB9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13" text:anchor-type="as-char" svg:width="7.4807in" svg:height="4.6535in" draw:z-index="12"><draw:image xlink:href="Pictures/100000000000033700000200DAA26F8A712DEF8D.png" xlink:type="simple" xlink:show="embed" xlink:actuate="onLoad"/><svg:title>这里写图片描述</svg:title></draw:frame></text:span><text:span text:style-name="T2"><text:line-break/></text:span><text:span text:style-name="T2"><draw:frame draw:style-name="fr1" draw:name="Image14" text:anchor-type="as-char" svg:width="7.4807in" svg:height="3.7882in" draw:z-index="13"><draw:image xlink:href="Pictures/100000000000030E0000018C20AF0D929596953C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15" text:anchor-type="as-char" svg:width="7.4807in" svg:height="3.7173in" draw:z-index="14"><draw:image xlink:href="Pictures/100000000000032B00000193CBA84691DD76832E.png" xlink:type="simple" xlink:show="embed" xlink:actuate="onLoad"/><svg:title>这里写图片描述</svg:title></draw:frame></text:span><text:span text:style-name="T2"><text:line-break/></text:span><text:span text:style-name="T2"><draw:frame draw:style-name="fr1" draw:name="Image16" text:anchor-type="as-char" svg:width="7.4807in" svg:height="4.7335in" draw:z-index="15"><draw:image xlink:href="Pictures/10000000000003390000020A743086D709ECAAA6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17" text:anchor-type="as-char" svg:width="7.4807in" svg:height="4.228in" draw:z-index="16"><draw:image xlink:href="Pictures/100000000000031E000001C3FE4035391356165C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18" text:anchor-type="as-char" svg:width="7.4807in" svg:height="5.0173in" draw:z-index="17"><draw:image xlink:href="Pictures/100000000000033D0000022C3E2703C7233450AC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19" text:anchor-type="as-char" svg:width="7.4807in" svg:height="4.4846in" draw:z-index="18"><draw:image xlink:href="Pictures/1000000000000351000001FDB940B88A2B37AFCB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20" text:anchor-type="as-char" svg:width="7.4807in" svg:height="4.7126in" draw:z-index="19"><draw:image xlink:href="Pictures/1000000000000328000001FDD66479CB06663B99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3" draw:name="Image21" text:anchor-type="as-char" svg:width="7.4807in" svg:height="5.1437in" draw:z-index="20"><draw:image xlink:href="Pictures/100000000000032D0000022F12AAE5C8C76109B1.png" xlink:type="simple" xlink:show="embed" xlink:actuate="onLoad"/><svg:title>这里写图片描述</svg:title></draw:frame></text:span><text:span text:style-name="T2"><text:line-break/></text:span><text:span text:style-name="T2"><draw:frame draw:style-name="fr1" draw:name="Image22" text:anchor-type="as-char" svg:width="7.4807in" svg:height="2.102in" draw:z-index="21"><draw:image xlink:href="Pictures/100000000000032F000000E5FCA99251375E2A8C.png" xlink:type="simple" xlink:show="embed" xlink:actuate="onLoad"/><svg:title>这里写图片描述</svg:title></draw:frame></text:span><text:span text:style-name="T2"><text:line-break/></text:span><text:soft-page-break/><text:span text:style-name="T2"><draw:frame draw:style-name="fr1" draw:name="Image23" text:anchor-type="as-char" svg:width="7.4807in" svg:height="5.5563in" draw:z-index="22"><draw:image xlink:href="Pictures/10000000000003400000026AE150DEA79C9B1D40.png" xlink:type="simple" xlink:show="embed" xlink:actuate="onLoad"/><svg:title>这里写图片描述</svg:title></draw:frame></text:span><text:span text:style-name="T2"><text:line-break/></text:span><text:span text:style-name="T2"><draw:frame draw:style-name="fr1" draw:name="Image24" text:anchor-type="as-char" svg:width="7.4807in" svg:height="3.5016in" draw:z-index="23"><draw:image xlink:href="Pictures/100000000000034E0000018CC014F3349A58DB7C.png" xlink:type="simple" xlink:show="embed" xlink:actuate="onLoad"/><svg:title>这里写图片描述</svg:title></draw:frame></text:span></text:p>
        </text:section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5:54:59.005498524</meta:creation-date>
    <dc:date>2019-08-06T15:58:03.895941156</dc:date>
    <meta:editing-duration>PT3M5S</meta:editing-duration>
    <meta:editing-cycles>1</meta:editing-cycles>
    <meta:document-statistic meta:table-count="0" meta:image-count="24" meta:object-count="0" meta:page-count="19" meta:paragraph-count="3" meta:word-count="26" meta:character-count="78" meta:non-whitespace-character-count="46"/>
    <meta:generator>LibreOffice/5.1.6.2$Linux_X86_64 LibreOffice_project/10m0$Build-2</meta:generator>
  </office:meta>
</office:document-meta>
</file>